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Full1" table:style-name="ta1">
        <table:shapes>
          <draw:frame draw:z-index="0" draw:style-name="gr1" svg:width="15.999cm" svg:height="8.999cm" svg:x="18.367cm" svg:y="3.53cm">
            <draw:object draw:notify-on-update-of-ranges="Full1.A4:Full1.A104 Full1.B3:Full1.B3 Full1.B4:Full1.B104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ce2"/>
        <table:table-column table:style-name="co1" table:default-cell-style-name="Default"/>
        <table:table-row table:style-name="ro2" table:number-rows-repeated="2">
          <table:table-cell table:number-columns-repeated="5"/>
          <table:table-cell table:style-name="Default"/>
          <table:table-cell/>
        </table:table-row>
        <table:table-row table:style-name="ro2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Factor</text:p>
          </table:table-cell>
          <table:table-cell office:value-type="string">
            <text:p>Y_FIX16.16</text:p>
          </table:table-cell>
          <table:table-cell/>
          <table:table-cell table:style-name="ce1" office:value-type="string">
            <text:p>FINAL VALUE</text:p>
          </table:table-cell>
          <table:table-cell office:value-type="string">
            <text:p>DECIMAL FINAL VALUE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45*4096*SIN(RADIANS([.A4]))*EXP(-[.A4]/FACTOR)"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DEC2HEX(ROUND([.B4]*2^16))" office:value-type="string" office:string-value="0">
            <text:p>0</text:p>
          </table:table-cell>
          <table:table-cell office:value-type="string">
            <text:p>0x</text:p>
          </table:table-cell>
          <table:table-cell table:formula="of:=CONCATENATE(HEX;[.D4])" office:value-type="string" office:string-value="0x0">
            <text:p>0x0</text:p>
          </table:table-cell>
          <table:table-cell table:formula="of:=ROUND([.B4])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45*4096*SIN(RADIANS([.A5]))*EXP(-[.A5]/FACTOR)" office:value-type="float" office:value="30445.8404857735">
            <text:p>30445,8404857735</text:p>
          </table:table-cell>
          <table:table-cell/>
          <table:table-cell table:formula="of:=DEC2HEX(ROUND([.B5]*2^16))" office:value-type="string" office:string-value="76EDD72A">
            <text:p>76EDD72A</text:p>
          </table:table-cell>
          <table:table-cell/>
          <table:table-cell table:formula="of:=CONCATENATE(HEX;[.D5])" office:value-type="string" office:string-value="0x76EDD72A">
            <text:p>0x76EDD72A</text:p>
          </table:table-cell>
          <table:table-cell table:formula="of:=ROUND([.B5])" office:value-type="float" office:value="30446">
            <text:p>3044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45*4096*SIN(RADIANS([.A6]))*EXP(-[.A6]/FACTOR)" office:value-type="float" office:value="57041.993945657">
            <text:p>57041,993945657</text:p>
          </table:table-cell>
          <table:table-cell/>
          <table:table-cell table:formula="of:=DEC2HEX(ROUND([.B6]*2^16))" office:value-type="string" office:string-value="DED1FE73">
            <text:p>DED1FE73</text:p>
          </table:table-cell>
          <table:table-cell/>
          <table:table-cell table:formula="of:=CONCATENATE(HEX;[.D6])" office:value-type="string" office:string-value="0xDED1FE73">
            <text:p>0xDED1FE73</text:p>
          </table:table-cell>
          <table:table-cell table:formula="of:=ROUND([.B6])" office:value-type="float" office:value="57042">
            <text:p>5704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45*4096*SIN(RADIANS([.A7]))*EXP(-[.A7]/FACTOR)" office:value-type="float" office:value="79322.8471073333">
            <text:p>79322,8471073333</text:p>
          </table:table-cell>
          <table:table-cell/>
          <table:table-cell table:formula="of:=DEC2HEX(ROUND([.B7]*2^16))" office:value-type="string" office:string-value="135DAD8DC">
            <text:p>135DAD8DC</text:p>
          </table:table-cell>
          <table:table-cell/>
          <table:table-cell table:formula="of:=CONCATENATE(HEX;[.D7])" office:value-type="string" office:string-value="0x135DAD8DC">
            <text:p>0x135DAD8DC</text:p>
          </table:table-cell>
          <table:table-cell table:formula="of:=ROUND([.B7])" office:value-type="float" office:value="79323">
            <text:p>7932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45*4096*SIN(RADIANS([.A8]))*EXP(-[.A8]/FACTOR)" office:value-type="float" office:value="97002.0834044048">
            <text:p>97002,0834044048</text:p>
          </table:table-cell>
          <table:table-cell/>
          <table:table-cell table:formula="of:=DEC2HEX(ROUND([.B8]*2^16))" office:value-type="string" office:string-value="17AEA155A">
            <text:p>17AEA155A</text:p>
          </table:table-cell>
          <table:table-cell/>
          <table:table-cell table:formula="of:=CONCATENATE(HEX;[.D8])" office:value-type="string" office:string-value="0x17AEA155A">
            <text:p>0x17AEA155A</text:p>
          </table:table-cell>
          <table:table-cell table:formula="of:=ROUND([.B8])" office:value-type="float" office:value="97002">
            <text:p>9700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45*4096*SIN(RADIANS([.A9]))*EXP(-[.A9]/FACTOR)" office:value-type="float" office:value="109964.576962909">
            <text:p>109964,576962909</text:p>
          </table:table-cell>
          <table:table-cell/>
          <table:table-cell table:formula="of:=DEC2HEX(ROUND([.B9]*2^16))" office:value-type="string" office:string-value="1AD8C93B4">
            <text:p>1AD8C93B4</text:p>
          </table:table-cell>
          <table:table-cell/>
          <table:table-cell table:formula="of:=CONCATENATE(HEX;[.D9])" office:value-type="string" office:string-value="0x1AD8C93B4">
            <text:p>0x1AD8C93B4</text:p>
          </table:table-cell>
          <table:table-cell table:formula="of:=ROUND([.B9])" office:value-type="float" office:value="109965">
            <text:p>10996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formula="of:=45*4096*SIN(RADIANS([.A10]))*EXP(-[.A10]/FACTOR)" office:value-type="float" office:value="118253.702927786">
            <text:p>118253,702927786</text:p>
          </table:table-cell>
          <table:table-cell/>
          <table:table-cell table:formula="of:=DEC2HEX(ROUND([.B10]*2^16))" office:value-type="string" office:string-value="1CDEDB3F3">
            <text:p>1CDEDB3F3</text:p>
          </table:table-cell>
          <table:table-cell/>
          <table:table-cell table:formula="of:=CONCATENATE(HEX;[.D10])" office:value-type="string" office:string-value="0x1CDEDB3F3">
            <text:p>0x1CDEDB3F3</text:p>
          </table:table-cell>
          <table:table-cell table:formula="of:=ROUND([.B10])" office:value-type="float" office:value="118254">
            <text:p>11825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formula="of:=45*4096*SIN(RADIANS([.A11]))*EXP(-[.A11]/FACTOR)" office:value-type="float" office:value="122054.897270365">
            <text:p>122054,897270365</text:p>
          </table:table-cell>
          <table:table-cell/>
          <table:table-cell table:formula="of:=DEC2HEX(ROUND([.B11]*2^16))" office:value-type="string" office:string-value="1DCC6E5B4">
            <text:p>1DCC6E5B4</text:p>
          </table:table-cell>
          <table:table-cell/>
          <table:table-cell table:formula="of:=CONCATENATE(HEX;[.D11])" office:value-type="string" office:string-value="0x1DCC6E5B4">
            <text:p>0x1DCC6E5B4</text:p>
          </table:table-cell>
          <table:table-cell table:formula="of:=ROUND([.B11])" office:value-type="float" office:value="122055">
            <text:p>12205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formula="of:=45*4096*SIN(RADIANS([.A12]))*EXP(-[.A12]/FACTOR)" office:value-type="float" office:value="121676.337254781">
            <text:p>121676,337254781</text:p>
          </table:table-cell>
          <table:table-cell/>
          <table:table-cell table:formula="of:=DEC2HEX(ROUND([.B12]*2^16))" office:value-type="string" office:string-value="1DB4C5656">
            <text:p>1DB4C5656</text:p>
          </table:table-cell>
          <table:table-cell/>
          <table:table-cell table:formula="of:=CONCATENATE(HEX;[.D12])" office:value-type="string" office:string-value="0x1DB4C5656">
            <text:p>0x1DB4C5656</text:p>
          </table:table-cell>
          <table:table-cell table:formula="of:=ROUND([.B12])" office:value-type="float" office:value="121676">
            <text:p>12167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f:=45*4096*SIN(RADIANS([.A13]))*EXP(-[.A13]/FACTOR)" office:value-type="float" office:value="117527.620906925">
            <text:p>117527,620906925</text:p>
          </table:table-cell>
          <table:table-cell/>
          <table:table-cell table:formula="of:=DEC2HEX(ROUND([.B13]*2^16))" office:value-type="string" office:string-value="1CB179EF4">
            <text:p>1CB179EF4</text:p>
          </table:table-cell>
          <table:table-cell/>
          <table:table-cell table:formula="of:=CONCATENATE(HEX;[.D13])" office:value-type="string" office:string-value="0x1CB179EF4">
            <text:p>0x1CB179EF4</text:p>
          </table:table-cell>
          <table:table-cell table:formula="of:=ROUND([.B13])" office:value-type="float" office:value="117528">
            <text:p>117528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45*4096*SIN(RADIANS([.A14]))*EXP(-[.A14]/FACTOR)" office:value-type="float" office:value="110097.302837688">
            <text:p>110097,302837688</text:p>
          </table:table-cell>
          <table:table-cell/>
          <table:table-cell table:formula="of:=DEC2HEX(ROUND([.B14]*2^16))" office:value-type="string" office:string-value="1AE114D87">
            <text:p>1AE114D87</text:p>
          </table:table-cell>
          <table:table-cell/>
          <table:table-cell table:formula="of:=CONCATENATE(HEX;[.D14])" office:value-type="string" office:string-value="0x1AE114D87">
            <text:p>0x1AE114D87</text:p>
          </table:table-cell>
          <table:table-cell table:formula="of:=ROUND([.B14])" office:value-type="float" office:value="110097">
            <text:p>110097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formula="of:=45*4096*SIN(RADIANS([.A15]))*EXP(-[.A15]/FACTOR)" office:value-type="float" office:value="99930.0979590216">
            <text:p>99930,0979590216</text:p>
          </table:table-cell>
          <table:table-cell/>
          <table:table-cell table:formula="of:=DEC2HEX(ROUND([.B15]*2^16))" office:value-type="string" office:string-value="1865A1914">
            <text:p>1865A1914</text:p>
          </table:table-cell>
          <table:table-cell/>
          <table:table-cell table:formula="of:=CONCATENATE(HEX;[.D15])" office:value-type="string" office:string-value="0x1865A1914">
            <text:p>0x1865A1914</text:p>
          </table:table-cell>
          <table:table-cell table:formula="of:=ROUND([.B15])" office:value-type="float" office:value="99930">
            <text:p>9993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formula="of:=45*4096*SIN(RADIANS([.A16]))*EXP(-[.A16]/FACTOR)" office:value-type="float" office:value="87604.4977919867">
            <text:p>87604,4977919867</text:p>
          </table:table-cell>
          <table:table-cell/>
          <table:table-cell table:formula="of:=DEC2HEX(ROUND([.B16]*2^16))" office:value-type="string" office:string-value="156347F6F">
            <text:p>156347F6F</text:p>
          </table:table-cell>
          <table:table-cell/>
          <table:table-cell table:formula="of:=CONCATENATE(HEX;[.D16])" office:value-type="string" office:string-value="0x156347F6F">
            <text:p>0x156347F6F</text:p>
          </table:table-cell>
          <table:table-cell table:formula="of:=ROUND([.B16])" office:value-type="float" office:value="87604">
            <text:p>87604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table:formula="of:=45*4096*SIN(RADIANS([.A17]))*EXP(-[.A17]/FACTOR)" office:value-type="float" office:value="73711.4602920665">
            <text:p>73711,4602920665</text:p>
          </table:table-cell>
          <table:table-cell/>
          <table:table-cell table:formula="of:=DEC2HEX(ROUND([.B17]*2^16))" office:value-type="string" office:string-value="11FEF75D6">
            <text:p>11FEF75D6</text:p>
          </table:table-cell>
          <table:table-cell/>
          <table:table-cell table:formula="of:=CONCATENATE(HEX;[.D17])" office:value-type="string" office:string-value="0x11FEF75D6">
            <text:p>0x11FEF75D6</text:p>
          </table:table-cell>
          <table:table-cell table:formula="of:=ROUND([.B17])" office:value-type="float" office:value="73711">
            <text:p>73711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table:formula="of:=45*4096*SIN(RADIANS([.A18]))*EXP(-[.A18]/FACTOR)" office:value-type="float" office:value="58834.7376407736">
            <text:p>58834,7376407736</text:p>
          </table:table-cell>
          <table:table-cell/>
          <table:table-cell table:formula="of:=DEC2HEX(ROUND([.B18]*2^16))" office:value-type="string" office:string-value="E5D2BCD6">
            <text:p>E5D2BCD6</text:p>
          </table:table-cell>
          <table:table-cell/>
          <table:table-cell table:formula="of:=CONCATENATE(HEX;[.D18])" office:value-type="string" office:string-value="0xE5D2BCD6">
            <text:p>0xE5D2BCD6</text:p>
          </table:table-cell>
          <table:table-cell table:formula="of:=ROUND([.B18])" office:value-type="float" office:value="58835">
            <text:p>58835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formula="of:=45*4096*SIN(RADIANS([.A19]))*EXP(-[.A19]/FACTOR)" office:value-type="float" office:value="43533.3015006119">
            <text:p>43533,3015006119</text:p>
          </table:table-cell>
          <table:table-cell/>
          <table:table-cell table:formula="of:=DEC2HEX(ROUND([.B19]*2^16))" office:value-type="string" office:string-value="AA0D4D2F">
            <text:p>AA0D4D2F</text:p>
          </table:table-cell>
          <table:table-cell/>
          <table:table-cell table:formula="of:=CONCATENATE(HEX;[.D19])" office:value-type="string" office:string-value="0xAA0D4D2F">
            <text:p>0xAA0D4D2F</text:p>
          </table:table-cell>
          <table:table-cell table:formula="of:=ROUND([.B19])" office:value-type="float" office:value="43533">
            <text:p>43533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table:formula="of:=45*4096*SIN(RADIANS([.A20]))*EXP(-[.A20]/FACTOR)" office:value-type="float" office:value="28326.2158923718">
            <text:p>28326,2158923718</text:p>
          </table:table-cell>
          <table:table-cell/>
          <table:table-cell table:formula="of:=DEC2HEX(ROUND([.B20]*2^16))" office:value-type="string" office:string-value="6EA63745">
            <text:p>6EA63745</text:p>
          </table:table-cell>
          <table:table-cell/>
          <table:table-cell table:formula="of:=CONCATENATE(HEX;[.D20])" office:value-type="string" office:string-value="0x6EA63745">
            <text:p>0x6EA63745</text:p>
          </table:table-cell>
          <table:table-cell table:formula="of:=ROUND([.B20])" office:value-type="float" office:value="28326">
            <text:p>28326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formula="of:=45*4096*SIN(RADIANS([.A21]))*EXP(-[.A21]/FACTOR)" office:value-type="float" office:value="13680.1979671508">
            <text:p>13680,1979671508</text:p>
          </table:table-cell>
          <table:table-cell/>
          <table:table-cell table:formula="of:=DEC2HEX(ROUND([.B21]*2^16))" office:value-type="string" office:string-value="357032AE">
            <text:p>357032AE</text:p>
          </table:table-cell>
          <table:table-cell/>
          <table:table-cell table:formula="of:=CONCATENATE(HEX;[.D21])" office:value-type="string" office:string-value="0x357032AE">
            <text:p>0x357032AE</text:p>
          </table:table-cell>
          <table:table-cell table:formula="of:=ROUND([.B21])" office:value-type="float" office:value="13680">
            <text:p>13680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table:formula="of:=45*4096*SIN(RADIANS([.A22]))*EXP(-[.A22]/FACTOR)" office:value-type="float" office:value="0.00000000000917737081218207">
            <text:p>9,17737081218207E-012</text:p>
          </table:table-cell>
          <table:table-cell/>
          <table:table-cell table:formula="of:=DEC2HEX(ROUND([.B22]*2^16))" office:value-type="string" office:string-value="0">
            <text:p>0</text:p>
          </table:table-cell>
          <table:table-cell/>
          <table:table-cell table:formula="of:=CONCATENATE(HEX;[.D22])" office:value-type="string" office:string-value="0x0">
            <text:p>0x0</text:p>
          </table:table-cell>
          <table:table-cell table:formula="of:=ROUND([.B22])" office:value-type="float" office:value="0">
            <text:p>0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table:formula="of:=45*4096*SIN(RADIANS([.A23]))*EXP(-[.A23]/FACTOR)" office:value-type="float" office:value="-12378.3550068175">
            <text:p>-12378,3550068175</text:p>
          </table:table-cell>
          <table:table-cell/>
          <table:table-cell table:formula="of:=DEC2HEX(ROUND([.B23]*2^16))" office:value-type="string" office:string-value="FFCFA5A51E">
            <text:p>FFCFA5A51E</text:p>
          </table:table-cell>
          <table:table-cell/>
          <table:table-cell table:formula="of:=CONCATENATE(HEX;[.D23])" office:value-type="string" office:string-value="0xFFCFA5A51E">
            <text:p>0xFFCFA5A51E</text:p>
          </table:table-cell>
          <table:table-cell table:formula="of:=ROUND([.B23])" office:value-type="float" office:value="-12378">
            <text:p>-12378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formula="of:=45*4096*SIN(RADIANS([.A24]))*EXP(-[.A24]/FACTOR)" office:value-type="float" office:value="-23191.5440694111">
            <text:p>-23191,5440694111</text:p>
          </table:table-cell>
          <table:table-cell/>
          <table:table-cell table:formula="of:=DEC2HEX(ROUND([.B24]*2^16))" office:value-type="string" office:string-value="FFA56874B8">
            <text:p>FFA56874B8</text:p>
          </table:table-cell>
          <table:table-cell/>
          <table:table-cell table:formula="of:=CONCATENATE(HEX;[.D24])" office:value-type="string" office:string-value="0xFFA56874B8">
            <text:p>0xFFA56874B8</text:p>
          </table:table-cell>
          <table:table-cell table:formula="of:=ROUND([.B24])" office:value-type="float" office:value="-23192">
            <text:p>-23192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table:formula="of:=45*4096*SIN(RADIANS([.A25]))*EXP(-[.A25]/FACTOR)" office:value-type="float" office:value="-32250.2629580841">
            <text:p>-32250,2629580841</text:p>
          </table:table-cell>
          <table:table-cell/>
          <table:table-cell table:formula="of:=DEC2HEX(ROUND([.B25]*2^16))" office:value-type="string" office:string-value="FF8205BCAF">
            <text:p>FF8205BCAF</text:p>
          </table:table-cell>
          <table:table-cell/>
          <table:table-cell table:formula="of:=CONCATENATE(HEX;[.D25])" office:value-type="string" office:string-value="0xFF8205BCAF">
            <text:p>0xFF8205BCAF</text:p>
          </table:table-cell>
          <table:table-cell table:formula="of:=ROUND([.B25])" office:value-type="float" office:value="-32250">
            <text:p>-32250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table:formula="of:=45*4096*SIN(RADIANS([.A26]))*EXP(-[.A26]/FACTOR)" office:value-type="float" office:value="-39438.1040438581">
            <text:p>-39438,1040438581</text:p>
          </table:table-cell>
          <table:table-cell/>
          <table:table-cell table:formula="of:=DEC2HEX(ROUND([.B26]*2^16))" office:value-type="string" office:string-value="FF65F1E55D">
            <text:p>FF65F1E55D</text:p>
          </table:table-cell>
          <table:table-cell/>
          <table:table-cell table:formula="of:=CONCATENATE(HEX;[.D26])" office:value-type="string" office:string-value="0xFF65F1E55D">
            <text:p>0xFF65F1E55D</text:p>
          </table:table-cell>
          <table:table-cell table:formula="of:=ROUND([.B26])" office:value-type="float" office:value="-39438">
            <text:p>-39438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table:formula="of:=45*4096*SIN(RADIANS([.A27]))*EXP(-[.A27]/FACTOR)" office:value-type="float" office:value="-44708.2606393287">
            <text:p>-44708,2606393287</text:p>
          </table:table-cell>
          <table:table-cell/>
          <table:table-cell table:formula="of:=DEC2HEX(ROUND([.B27]*2^16))" office:value-type="string" office:string-value="FF515BBD47">
            <text:p>FF515BBD47</text:p>
          </table:table-cell>
          <table:table-cell/>
          <table:table-cell table:formula="of:=CONCATENATE(HEX;[.D27])" office:value-type="string" office:string-value="0xFF515BBD47">
            <text:p>0xFF515BBD47</text:p>
          </table:table-cell>
          <table:table-cell table:formula="of:=ROUND([.B27])" office:value-type="float" office:value="-44708">
            <text:p>-44708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formula="of:=45*4096*SIN(RADIANS([.A28]))*EXP(-[.A28]/FACTOR)" office:value-type="float" office:value="-48078.3677624157">
            <text:p>-48078,3677624157</text:p>
          </table:table-cell>
          <table:table-cell/>
          <table:table-cell table:formula="of:=DEC2HEX(ROUND([.B28]*2^16))" office:value-type="string" office:string-value="FF4431A1DA">
            <text:p>FF4431A1DA</text:p>
          </table:table-cell>
          <table:table-cell/>
          <table:table-cell table:formula="of:=CONCATENATE(HEX;[.D28])" office:value-type="string" office:string-value="0xFF4431A1DA">
            <text:p>0xFF4431A1DA</text:p>
          </table:table-cell>
          <table:table-cell table:formula="of:=ROUND([.B28])" office:value-type="float" office:value="-48078">
            <text:p>-48078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45*4096*SIN(RADIANS([.A29]))*EXP(-[.A29]/FACTOR)" office:value-type="float" office:value="-49623.8180528861">
            <text:p>-49623,8180528861</text:p>
          </table:table-cell>
          <table:table-cell/>
          <table:table-cell table:formula="of:=DEC2HEX(ROUND([.B29]*2^16))" office:value-type="string" office:string-value="FF3E282E94">
            <text:p>FF3E282E94</text:p>
          </table:table-cell>
          <table:table-cell/>
          <table:table-cell table:formula="of:=CONCATENATE(HEX;[.D29])" office:value-type="string" office:string-value="0xFF3E282E94">
            <text:p>0xFF3E282E94</text:p>
          </table:table-cell>
          <table:table-cell table:formula="of:=ROUND([.B29])" office:value-type="float" office:value="-49624">
            <text:p>-49624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table:formula="of:=45*4096*SIN(RADIANS([.A30]))*EXP(-[.A30]/FACTOR)" office:value-type="float" office:value="-49469.9070361585">
            <text:p>-49469,9070361585</text:p>
          </table:table-cell>
          <table:table-cell/>
          <table:table-cell table:formula="of:=DEC2HEX(ROUND([.B30]*2^16))" office:value-type="string" office:string-value="FF3EC217CC">
            <text:p>FF3EC217CC</text:p>
          </table:table-cell>
          <table:table-cell/>
          <table:table-cell table:formula="of:=CONCATENATE(HEX;[.D30])" office:value-type="string" office:string-value="0xFF3EC217CC">
            <text:p>0xFF3EC217CC</text:p>
          </table:table-cell>
          <table:table-cell table:formula="of:=ROUND([.B30])" office:value-type="float" office:value="-49470">
            <text:p>-49470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table:formula="of:=45*4096*SIN(RADIANS([.A31]))*EXP(-[.A31]/FACTOR)" office:value-type="float" office:value="-47783.1648422507">
            <text:p>-47783,1648422507</text:p>
          </table:table-cell>
          <table:table-cell/>
          <table:table-cell table:formula="of:=DEC2HEX(ROUND([.B31]*2^16))" office:value-type="string" office:string-value="FF4558D5CD">
            <text:p>FF4558D5CD</text:p>
          </table:table-cell>
          <table:table-cell/>
          <table:table-cell table:formula="of:=CONCATENATE(HEX;[.D31])" office:value-type="string" office:string-value="0xFF4558D5CD">
            <text:p>0xFF4558D5CD</text:p>
          </table:table-cell>
          <table:table-cell table:formula="of:=ROUND([.B31])" office:value-type="float" office:value="-47783">
            <text:p>-47783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table:formula="of:=45*4096*SIN(RADIANS([.A32]))*EXP(-[.A32]/FACTOR)" office:value-type="float" office:value="-44762.2229530766">
            <text:p>-44762,2229530766</text:p>
          </table:table-cell>
          <table:table-cell/>
          <table:table-cell table:formula="of:=DEC2HEX(ROUND([.B32]*2^16))" office:value-type="string" office:string-value="FF5125C6ED">
            <text:p>FF5125C6ED</text:p>
          </table:table-cell>
          <table:table-cell/>
          <table:table-cell table:formula="of:=CONCATENATE(HEX;[.D32])" office:value-type="string" office:string-value="0xFF5125C6ED">
            <text:p>0xFF5125C6ED</text:p>
          </table:table-cell>
          <table:table-cell table:formula="of:=ROUND([.B32])" office:value-type="float" office:value="-44762">
            <text:p>-44762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table:formula="of:=45*4096*SIN(RADIANS([.A33]))*EXP(-[.A33]/FACTOR)" office:value-type="float" office:value="-40628.5459250442">
            <text:p>-40628,5459250442</text:p>
          </table:table-cell>
          <table:table-cell/>
          <table:table-cell table:formula="of:=DEC2HEX(ROUND([.B33]*2^16))" office:value-type="string" office:string-value="FF614B743E">
            <text:p>FF614B743E</text:p>
          </table:table-cell>
          <table:table-cell/>
          <table:table-cell table:formula="of:=CONCATENATE(HEX;[.D33])" office:value-type="string" office:string-value="0xFF614B743E">
            <text:p>0xFF614B743E</text:p>
          </table:table-cell>
          <table:table-cell table:formula="of:=ROUND([.B33])" office:value-type="float" office:value="-40629">
            <text:p>-40629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table:formula="of:=45*4096*SIN(RADIANS([.A34]))*EXP(-[.A34]/FACTOR)" office:value-type="float" office:value="-35617.3308590341">
            <text:p>-35617,3308590341</text:p>
          </table:table-cell>
          <table:table-cell/>
          <table:table-cell table:formula="of:=DEC2HEX(ROUND([.B34]*2^16))" office:value-type="string" office:string-value="FF74DEAB4D">
            <text:p>FF74DEAB4D</text:p>
          </table:table-cell>
          <table:table-cell/>
          <table:table-cell table:formula="of:=CONCATENATE(HEX;[.D34])" office:value-type="string" office:string-value="0xFF74DEAB4D">
            <text:p>0xFF74DEAB4D</text:p>
          </table:table-cell>
          <table:table-cell table:formula="of:=ROUND([.B34])" office:value-type="float" office:value="-35617">
            <text:p>-35617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table:formula="of:=45*4096*SIN(RADIANS([.A35]))*EXP(-[.A35]/FACTOR)" office:value-type="float" office:value="-29968.8433299282">
            <text:p>-29968,8433299282</text:p>
          </table:table-cell>
          <table:table-cell/>
          <table:table-cell table:formula="of:=DEC2HEX(ROUND([.B35]*2^16))" office:value-type="string" office:string-value="FF8AEF281C">
            <text:p>FF8AEF281C</text:p>
          </table:table-cell>
          <table:table-cell/>
          <table:table-cell table:formula="of:=CONCATENATE(HEX;[.D35])" office:value-type="string" office:string-value="0xFF8AEF281C">
            <text:p>0xFF8AEF281C</text:p>
          </table:table-cell>
          <table:table-cell table:formula="of:=ROUND([.B35])" office:value-type="float" office:value="-29969">
            <text:p>-29969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table:formula="of:=45*4096*SIN(RADIANS([.A36]))*EXP(-[.A36]/FACTOR)" office:value-type="float" office:value="-23920.4192635367">
            <text:p>-23920,4192635367</text:p>
          </table:table-cell>
          <table:table-cell/>
          <table:table-cell table:formula="of:=DEC2HEX(ROUND([.B36]*2^16))" office:value-type="string" office:string-value="FFA28F94AB">
            <text:p>FFA28F94AB</text:p>
          </table:table-cell>
          <table:table-cell/>
          <table:table-cell table:formula="of:=CONCATENATE(HEX;[.D36])" office:value-type="string" office:string-value="0xFFA28F94AB">
            <text:p>0xFFA28F94AB</text:p>
          </table:table-cell>
          <table:table-cell table:formula="of:=ROUND([.B36])" office:value-type="float" office:value="-23920">
            <text:p>-23920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table:formula="of:=45*4096*SIN(RADIANS([.A37]))*EXP(-[.A37]/FACTOR)" office:value-type="float" office:value="-17699.3195784887">
            <text:p>-17699,3195784887</text:p>
          </table:table-cell>
          <table:table-cell/>
          <table:table-cell table:formula="of:=DEC2HEX(ROUND([.B37]*2^16))" office:value-type="string" office:string-value="FFBADCAE30">
            <text:p>FFBADCAE30</text:p>
          </table:table-cell>
          <table:table-cell/>
          <table:table-cell table:formula="of:=CONCATENATE(HEX;[.D37])" office:value-type="string" office:string-value="0xFFBADCAE30">
            <text:p>0xFFBADCAE30</text:p>
          </table:table-cell>
          <table:table-cell table:formula="of:=ROUND([.B37])" office:value-type="float" office:value="-17699">
            <text:p>-17699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table:formula="of:=45*4096*SIN(RADIANS([.A38]))*EXP(-[.A38]/FACTOR)" office:value-type="float" office:value="-11516.5799571004">
            <text:p>-11516,5799571004</text:p>
          </table:table-cell>
          <table:table-cell/>
          <table:table-cell table:formula="of:=DEC2HEX(ROUND([.B38]*2^16))" office:value-type="string" office:string-value="FFD3036B88">
            <text:p>FFD3036B88</text:p>
          </table:table-cell>
          <table:table-cell/>
          <table:table-cell table:formula="of:=CONCATENATE(HEX;[.D38])" office:value-type="string" office:string-value="0xFFD3036B88">
            <text:p>0xFFD3036B88</text:p>
          </table:table-cell>
          <table:table-cell table:formula="of:=ROUND([.B38])" office:value-type="float" office:value="-11517">
            <text:p>-11517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table:formula="of:=45*4096*SIN(RADIANS([.A39]))*EXP(-[.A39]/FACTOR)" office:value-type="float" office:value="-5561.95343268852">
            <text:p>-5561,9534326885</text:p>
          </table:table-cell>
          <table:table-cell/>
          <table:table-cell table:formula="of:=DEC2HEX(ROUND([.B39]*2^16))" office:value-type="string" office:string-value="FFEA460BEC">
            <text:p>FFEA460BEC</text:p>
          </table:table-cell>
          <table:table-cell/>
          <table:table-cell table:formula="of:=CONCATENATE(HEX;[.D39])" office:value-type="string" office:string-value="0xFFEA460BEC">
            <text:p>0xFFEA460BEC</text:p>
          </table:table-cell>
          <table:table-cell table:formula="of:=ROUND([.B39])" office:value-type="float" office:value="-5562">
            <text:p>-5562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table:formula="of:=45*4096*SIN(RADIANS([.A40]))*EXP(-[.A40]/FACTOR)" office:value-type="float" office:value="-0.00000000000746248105684435">
            <text:p>-7,46248105684435E-012</text:p>
          </table:table-cell>
          <table:table-cell/>
          <table:table-cell table:formula="of:=DEC2HEX(ROUND([.B40]*2^16))" office:value-type="string" office:string-value="0">
            <text:p>0</text:p>
          </table:table-cell>
          <table:table-cell/>
          <table:table-cell table:formula="of:=CONCATENATE(HEX;[.D40])" office:value-type="string" office:string-value="0x0">
            <text:p>0x0</text:p>
          </table:table-cell>
          <table:table-cell table:formula="of:=ROUND([.B40])" office:value-type="float" office:value="-0">
            <text:p>-0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table:formula="of:=45*4096*SIN(RADIANS([.A41]))*EXP(-[.A41]/FACTOR)" office:value-type="float" office:value="5032.66358327011">
            <text:p>5032,6635832701</text:p>
          </table:table-cell>
          <table:table-cell/>
          <table:table-cell table:formula="of:=DEC2HEX(ROUND([.B41]*2^16))" office:value-type="string" office:string-value="13A8A9E1">
            <text:p>13A8A9E1</text:p>
          </table:table-cell>
          <table:table-cell/>
          <table:table-cell table:formula="of:=CONCATENATE(HEX;[.D41])" office:value-type="string" office:string-value="0x13A8A9E1">
            <text:p>0x13A8A9E1</text:p>
          </table:table-cell>
          <table:table-cell table:formula="of:=ROUND([.B41])" office:value-type="float" office:value="5033">
            <text:p>5033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table:formula="of:=45*4096*SIN(RADIANS([.A42]))*EXP(-[.A42]/FACTOR)" office:value-type="float" office:value="9428.97818115958">
            <text:p>9428,9781811596</text:p>
          </table:table-cell>
          <table:table-cell/>
          <table:table-cell table:formula="of:=DEC2HEX(ROUND([.B42]*2^16))" office:value-type="string" office:string-value="24D4FA6A">
            <text:p>24D4FA6A</text:p>
          </table:table-cell>
          <table:table-cell/>
          <table:table-cell table:formula="of:=CONCATENATE(HEX;[.D42])" office:value-type="string" office:string-value="0x24D4FA6A">
            <text:p>0x24D4FA6A</text:p>
          </table:table-cell>
          <table:table-cell table:formula="of:=ROUND([.B42])" office:value-type="float" office:value="9429">
            <text:p>9429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table:formula="of:=45*4096*SIN(RADIANS([.A43]))*EXP(-[.A43]/FACTOR)" office:value-type="float" office:value="13111.9784374131">
            <text:p>13111,9784374131</text:p>
          </table:table-cell>
          <table:table-cell/>
          <table:table-cell table:formula="of:=DEC2HEX(ROUND([.B43]*2^16))" office:value-type="string" office:string-value="3337FA7B">
            <text:p>3337FA7B</text:p>
          </table:table-cell>
          <table:table-cell/>
          <table:table-cell table:formula="of:=CONCATENATE(HEX;[.D43])" office:value-type="string" office:string-value="0x3337FA7B">
            <text:p>0x3337FA7B</text:p>
          </table:table-cell>
          <table:table-cell table:formula="of:=ROUND([.B43])" office:value-type="float" office:value="13112">
            <text:p>13112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table:formula="of:=45*4096*SIN(RADIANS([.A44]))*EXP(-[.A44]/FACTOR)" office:value-type="float" office:value="16034.3365419257">
            <text:p>16034,3365419257</text:p>
          </table:table-cell>
          <table:table-cell/>
          <table:table-cell table:formula="of:=DEC2HEX(ROUND([.B44]*2^16))" office:value-type="string" office:string-value="3EA25628">
            <text:p>3EA25628</text:p>
          </table:table-cell>
          <table:table-cell/>
          <table:table-cell table:formula="of:=CONCATENATE(HEX;[.D44])" office:value-type="string" office:string-value="0x3EA25628">
            <text:p>0x3EA25628</text:p>
          </table:table-cell>
          <table:table-cell table:formula="of:=ROUND([.B44])" office:value-type="float" office:value="16034">
            <text:p>16034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table:formula="of:=45*4096*SIN(RADIANS([.A45]))*EXP(-[.A45]/FACTOR)" office:value-type="float" office:value="18177.0223157259">
            <text:p>18177,0223157259</text:p>
          </table:table-cell>
          <table:table-cell/>
          <table:table-cell table:formula="of:=DEC2HEX(ROUND([.B45]*2^16))" office:value-type="string" office:string-value="470105B6">
            <text:p>470105B6</text:p>
          </table:table-cell>
          <table:table-cell/>
          <table:table-cell table:formula="of:=CONCATENATE(HEX;[.D45])" office:value-type="string" office:string-value="0x470105B6">
            <text:p>0x470105B6</text:p>
          </table:table-cell>
          <table:table-cell table:formula="of:=ROUND([.B45])" office:value-type="float" office:value="18177">
            <text:p>18177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table:formula="of:=45*4096*SIN(RADIANS([.A46]))*EXP(-[.A46]/FACTOR)" office:value-type="float" office:value="19547.2056220488">
            <text:p>19547,2056220488</text:p>
          </table:table-cell>
          <table:table-cell/>
          <table:table-cell table:formula="of:=DEC2HEX(ROUND([.B46]*2^16))" office:value-type="string" office:string-value="4C5B34A4">
            <text:p>4C5B34A4</text:p>
          </table:table-cell>
          <table:table-cell/>
          <table:table-cell table:formula="of:=CONCATENATE(HEX;[.D46])" office:value-type="string" office:string-value="0x4C5B34A4">
            <text:p>0x4C5B34A4</text:p>
          </table:table-cell>
          <table:table-cell table:formula="of:=ROUND([.B46])" office:value-type="float" office:value="19547">
            <text:p>19547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table:formula="of:=45*4096*SIN(RADIANS([.A47]))*EXP(-[.A47]/FACTOR)" office:value-type="float" office:value="20175.5388207913">
            <text:p>20175,5388207913</text:p>
          </table:table-cell>
          <table:table-cell/>
          <table:table-cell table:formula="of:=DEC2HEX(ROUND([.B47]*2^16))" office:value-type="string" office:string-value="4ECF89F0">
            <text:p>4ECF89F0</text:p>
          </table:table-cell>
          <table:table-cell/>
          <table:table-cell table:formula="of:=CONCATENATE(HEX;[.D47])" office:value-type="string" office:string-value="0x4ECF89F0">
            <text:p>0x4ECF89F0</text:p>
          </table:table-cell>
          <table:table-cell table:formula="of:=ROUND([.B47])" office:value-type="float" office:value="20176">
            <text:p>20176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table:formula="of:=45*4096*SIN(RADIANS([.A48]))*EXP(-[.A48]/FACTOR)" office:value-type="float" office:value="20112.96327109">
            <text:p>20112,96327109</text:p>
          </table:table-cell>
          <table:table-cell/>
          <table:table-cell table:formula="of:=DEC2HEX(ROUND([.B48]*2^16))" office:value-type="string" office:string-value="4E90F699">
            <text:p>4E90F699</text:p>
          </table:table-cell>
          <table:table-cell/>
          <table:table-cell table:formula="of:=CONCATENATE(HEX;[.D48])" office:value-type="string" office:string-value="0x4E90F699">
            <text:p>0x4E90F699</text:p>
          </table:table-cell>
          <table:table-cell table:formula="of:=ROUND([.B48])" office:value-type="float" office:value="20113">
            <text:p>20113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table:formula="of:=45*4096*SIN(RADIANS([.A49]))*EXP(-[.A49]/FACTOR)" office:value-type="float" office:value="19427.1850712428">
            <text:p>19427,1850712428</text:p>
          </table:table-cell>
          <table:table-cell/>
          <table:table-cell table:formula="of:=DEC2HEX(ROUND([.B49]*2^16))" office:value-type="string" office:string-value="4BE32F61">
            <text:p>4BE32F61</text:p>
          </table:table-cell>
          <table:table-cell/>
          <table:table-cell table:formula="of:=CONCATENATE(HEX;[.D49])" office:value-type="string" office:string-value="0x4BE32F61">
            <text:p>0x4BE32F61</text:p>
          </table:table-cell>
          <table:table-cell table:formula="of:=ROUND([.B49])" office:value-type="float" office:value="19427">
            <text:p>19427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table:formula="of:=45*4096*SIN(RADIANS([.A50]))*EXP(-[.A50]/FACTOR)" office:value-type="float" office:value="18198.9617552652">
            <text:p>18198,9617552652</text:p>
          </table:table-cell>
          <table:table-cell/>
          <table:table-cell table:formula="of:=DEC2HEX(ROUND([.B50]*2^16))" office:value-type="string" office:string-value="4716F636">
            <text:p>4716F636</text:p>
          </table:table-cell>
          <table:table-cell/>
          <table:table-cell table:formula="of:=CONCATENATE(HEX;[.D50])" office:value-type="string" office:string-value="0x4716F636">
            <text:p>0x4716F636</text:p>
          </table:table-cell>
          <table:table-cell table:formula="of:=ROUND([.B50])" office:value-type="float" office:value="18199">
            <text:p>18199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table:formula="of:=45*4096*SIN(RADIANS([.A51]))*EXP(-[.A51]/FACTOR)" office:value-type="float" office:value="16518.3340925005">
            <text:p>16518,3340925005</text:p>
          </table:table-cell>
          <table:table-cell/>
          <table:table-cell table:formula="of:=DEC2HEX(ROUND([.B51]*2^16))" office:value-type="string" office:string-value="40865587">
            <text:p>40865587</text:p>
          </table:table-cell>
          <table:table-cell/>
          <table:table-cell table:formula="of:=CONCATENATE(HEX;[.D51])" office:value-type="string" office:string-value="0x40865587">
            <text:p>0x40865587</text:p>
          </table:table-cell>
          <table:table-cell table:formula="of:=ROUND([.B51])" office:value-type="float" office:value="16518">
            <text:p>16518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table:formula="of:=45*4096*SIN(RADIANS([.A52]))*EXP(-[.A52]/FACTOR)" office:value-type="float" office:value="14480.9260882258">
            <text:p>14480,9260882258</text:p>
          </table:table-cell>
          <table:table-cell/>
          <table:table-cell table:formula="of:=DEC2HEX(ROUND([.B52]*2^16))" office:value-type="string" office:string-value="3890ED14">
            <text:p>3890ED14</text:p>
          </table:table-cell>
          <table:table-cell/>
          <table:table-cell table:formula="of:=CONCATENATE(HEX;[.D52])" office:value-type="string" office:string-value="0x3890ED14">
            <text:p>0x3890ED14</text:p>
          </table:table-cell>
          <table:table-cell table:formula="of:=ROUND([.B52])" office:value-type="float" office:value="14481">
            <text:p>14481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table:formula="of:=45*4096*SIN(RADIANS([.A53]))*EXP(-[.A53]/FACTOR)" office:value-type="float" office:value="12184.4224354682">
            <text:p>12184,4224354682</text:p>
          </table:table-cell>
          <table:table-cell/>
          <table:table-cell table:formula="of:=DEC2HEX(ROUND([.B53]*2^16))" office:value-type="string" office:string-value="2F986C25">
            <text:p>2F986C25</text:p>
          </table:table-cell>
          <table:table-cell/>
          <table:table-cell table:formula="of:=CONCATENATE(HEX;[.D53])" office:value-type="string" office:string-value="0x2F986C25">
            <text:p>0x2F986C25</text:p>
          </table:table-cell>
          <table:table-cell table:formula="of:=ROUND([.B53])" office:value-type="float" office:value="12184">
            <text:p>12184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formula="of:=45*4096*SIN(RADIANS([.A54]))*EXP(-[.A54]/FACTOR)" office:value-type="float" office:value="9725.3167208286">
            <text:p>9725,3167208286</text:p>
          </table:table-cell>
          <table:table-cell/>
          <table:table-cell table:formula="of:=DEC2HEX(ROUND([.B54]*2^16))" office:value-type="string" office:string-value="25FD5115">
            <text:p>25FD5115</text:p>
          </table:table-cell>
          <table:table-cell/>
          <table:table-cell table:formula="of:=CONCATENATE(HEX;[.D54])" office:value-type="string" office:string-value="0x25FD5115">
            <text:p>0x25FD5115</text:p>
          </table:table-cell>
          <table:table-cell table:formula="of:=ROUND([.B54])" office:value-type="float" office:value="9725">
            <text:p>9725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table:formula="of:=45*4096*SIN(RADIANS([.A55]))*EXP(-[.A55]/FACTOR)" office:value-type="float" office:value="7196.00633866627">
            <text:p>7196,0063386663</text:p>
          </table:table-cell>
          <table:table-cell/>
          <table:table-cell table:formula="of:=DEC2HEX(ROUND([.B55]*2^16))" office:value-type="string" office:string-value="1C1C019F">
            <text:p>1C1C019F</text:p>
          </table:table-cell>
          <table:table-cell/>
          <table:table-cell table:formula="of:=CONCATENATE(HEX;[.D55])" office:value-type="string" office:string-value="0x1C1C019F">
            <text:p>0x1C1C019F</text:p>
          </table:table-cell>
          <table:table-cell table:formula="of:=ROUND([.B55])" office:value-type="float" office:value="7196">
            <text:p>7196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table:formula="of:=45*4096*SIN(RADIANS([.A56]))*EXP(-[.A56]/FACTOR)" office:value-type="float" office:value="4682.2919945337">
            <text:p>4682,2919945337</text:p>
          </table:table-cell>
          <table:table-cell/>
          <table:table-cell table:formula="of:=DEC2HEX(ROUND([.B56]*2^16))" office:value-type="string" office:string-value="124A4AC0">
            <text:p>124A4AC0</text:p>
          </table:table-cell>
          <table:table-cell/>
          <table:table-cell table:formula="of:=CONCATENATE(HEX;[.D56])" office:value-type="string" office:string-value="0x124A4AC0">
            <text:p>0x124A4AC0</text:p>
          </table:table-cell>
          <table:table-cell table:formula="of:=ROUND([.B56])" office:value-type="float" office:value="4682">
            <text:p>4682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table:formula="of:=45*4096*SIN(RADIANS([.A57]))*EXP(-[.A57]/FACTOR)" office:value-type="float" office:value="2261.32151462123">
            <text:p>2261,3215146212</text:p>
          </table:table-cell>
          <table:table-cell/>
          <table:table-cell table:formula="of:=DEC2HEX(ROUND([.B57]*2^16))" office:value-type="string" office:string-value="8D5524F">
            <text:p>8D5524F</text:p>
          </table:table-cell>
          <table:table-cell/>
          <table:table-cell table:formula="of:=CONCATENATE(HEX;[.D57])" office:value-type="string" office:string-value="0x8D5524F">
            <text:p>0x8D5524F</text:p>
          </table:table-cell>
          <table:table-cell table:formula="of:=ROUND([.B57])" office:value-type="float" office:value="2261">
            <text:p>2261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table:formula="of:=45*4096*SIN(RADIANS([.A58]))*EXP(-[.A58]/FACTOR)" office:value-type="float" office:value="0.00000000000455102757615281">
            <text:p>4,55102757615281E-012</text:p>
          </table:table-cell>
          <table:table-cell/>
          <table:table-cell table:formula="of:=DEC2HEX(ROUND([.B58]*2^16))" office:value-type="string" office:string-value="0">
            <text:p>0</text:p>
          </table:table-cell>
          <table:table-cell/>
          <table:table-cell table:formula="of:=CONCATENATE(HEX;[.D58])" office:value-type="string" office:string-value="0x0">
            <text:p>0x0</text:p>
          </table:table-cell>
          <table:table-cell table:formula="of:=ROUND([.B58])" office:value-type="float" office:value="0">
            <text:p>0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table:formula="of:=45*4096*SIN(RADIANS([.A59]))*EXP(-[.A59]/FACTOR)" office:value-type="float" office:value="-2046.12832063903">
            <text:p>-2046,128320639</text:p>
          </table:table-cell>
          <table:table-cell/>
          <table:table-cell table:formula="of:=DEC2HEX(ROUND([.B59]*2^16))" office:value-type="string" office:string-value="FFF801DF26">
            <text:p>FFF801DF26</text:p>
          </table:table-cell>
          <table:table-cell/>
          <table:table-cell table:formula="of:=CONCATENATE(HEX;[.D59])" office:value-type="string" office:string-value="0xFFF801DF26">
            <text:p>0xFFF801DF26</text:p>
          </table:table-cell>
          <table:table-cell table:formula="of:=ROUND([.B59])" office:value-type="float" office:value="-2046">
            <text:p>-2046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table:formula="of:=45*4096*SIN(RADIANS([.A60]))*EXP(-[.A60]/FACTOR)" office:value-type="float" office:value="-3833.53645081557">
            <text:p>-3833,5364508156</text:p>
          </table:table-cell>
          <table:table-cell/>
          <table:table-cell table:formula="of:=DEC2HEX(ROUND([.B60]*2^16))" office:value-type="string" office:string-value="FFF10676AB">
            <text:p>FFF10676AB</text:p>
          </table:table-cell>
          <table:table-cell/>
          <table:table-cell table:formula="of:=CONCATENATE(HEX;[.D60])" office:value-type="string" office:string-value="0xFFF10676AB">
            <text:p>0xFFF10676AB</text:p>
          </table:table-cell>
          <table:table-cell table:formula="of:=ROUND([.B60])" office:value-type="float" office:value="-3834">
            <text:p>-3834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table:formula="of:=45*4096*SIN(RADIANS([.A61]))*EXP(-[.A61]/FACTOR)" office:value-type="float" office:value="-5330.9326118251">
            <text:p>-5330,9326118251</text:p>
          </table:table-cell>
          <table:table-cell/>
          <table:table-cell table:formula="of:=DEC2HEX(ROUND([.B61]*2^16))" office:value-type="string" office:string-value="FFEB2D1140">
            <text:p>FFEB2D1140</text:p>
          </table:table-cell>
          <table:table-cell/>
          <table:table-cell table:formula="of:=CONCATENATE(HEX;[.D61])" office:value-type="string" office:string-value="0xFFEB2D1140">
            <text:p>0xFFEB2D1140</text:p>
          </table:table-cell>
          <table:table-cell table:formula="of:=ROUND([.B61])" office:value-type="float" office:value="-5331">
            <text:p>-5331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table:formula="of:=45*4096*SIN(RADIANS([.A62]))*EXP(-[.A62]/FACTOR)" office:value-type="float" office:value="-6519.074752017">
            <text:p>-6519,074752017</text:p>
          </table:table-cell>
          <table:table-cell/>
          <table:table-cell table:formula="of:=DEC2HEX(ROUND([.B62]*2^16))" office:value-type="string" office:string-value="FFE688ECDD">
            <text:p>FFE688ECDD</text:p>
          </table:table-cell>
          <table:table-cell/>
          <table:table-cell table:formula="of:=CONCATENATE(HEX;[.D62])" office:value-type="string" office:string-value="0xFFE688ECDD">
            <text:p>0xFFE688ECDD</text:p>
          </table:table-cell>
          <table:table-cell table:formula="of:=ROUND([.B62])" office:value-type="float" office:value="-6519">
            <text:p>-6519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table:formula="of:=45*4096*SIN(RADIANS([.A63]))*EXP(-[.A63]/FACTOR)" office:value-type="float" office:value="-7390.22577800195">
            <text:p>-7390,225778002</text:p>
          </table:table-cell>
          <table:table-cell/>
          <table:table-cell table:formula="of:=DEC2HEX(ROUND([.B63]*2^16))" office:value-type="string" office:string-value="FFE321C633">
            <text:p>FFE321C633</text:p>
          </table:table-cell>
          <table:table-cell/>
          <table:table-cell table:formula="of:=CONCATENATE(HEX;[.D63])" office:value-type="string" office:string-value="0xFFE321C633">
            <text:p>0xFFE321C633</text:p>
          </table:table-cell>
          <table:table-cell table:formula="of:=ROUND([.B63])" office:value-type="float" office:value="-7390">
            <text:p>-7390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table:formula="of:=45*4096*SIN(RADIANS([.A64]))*EXP(-[.A64]/FACTOR)" office:value-type="float" office:value="-7947.30073863589">
            <text:p>-7947,3007386359</text:p>
          </table:table-cell>
          <table:table-cell/>
          <table:table-cell table:formula="of:=DEC2HEX(ROUND([.B64]*2^16))" office:value-type="string" office:string-value="FFE0F4B303">
            <text:p>FFE0F4B303</text:p>
          </table:table-cell>
          <table:table-cell/>
          <table:table-cell table:formula="of:=CONCATENATE(HEX;[.D64])" office:value-type="string" office:string-value="0xFFE0F4B303">
            <text:p>0xFFE0F4B303</text:p>
          </table:table-cell>
          <table:table-cell table:formula="of:=ROUND([.B64])" office:value-type="float" office:value="-7947">
            <text:p>-7947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table:formula="of:=45*4096*SIN(RADIANS([.A65]))*EXP(-[.A65]/FACTOR)" office:value-type="float" office:value="-8202.76195345236">
            <text:p>-8202,7619534524</text:p>
          </table:table-cell>
          <table:table-cell/>
          <table:table-cell table:formula="of:=DEC2HEX(ROUND([.B65]*2^16))" office:value-type="string" office:string-value="FFDFF53CF1">
            <text:p>FFDFF53CF1</text:p>
          </table:table-cell>
          <table:table-cell/>
          <table:table-cell table:formula="of:=CONCATENATE(HEX;[.D65])" office:value-type="string" office:string-value="0xFFDFF53CF1">
            <text:p>0xFFDFF53CF1</text:p>
          </table:table-cell>
          <table:table-cell table:formula="of:=ROUND([.B65])" office:value-type="float" office:value="-8203">
            <text:p>-8203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table:formula="of:=45*4096*SIN(RADIANS([.A66]))*EXP(-[.A66]/FACTOR)" office:value-type="float" office:value="-8177.32063350224">
            <text:p>-8177,3206335022</text:p>
          </table:table-cell>
          <table:table-cell/>
          <table:table-cell table:formula="of:=DEC2HEX(ROUND([.B66]*2^16))" office:value-type="string" office:string-value="FFE00EADEB">
            <text:p>FFE00EADEB</text:p>
          </table:table-cell>
          <table:table-cell/>
          <table:table-cell table:formula="of:=CONCATENATE(HEX;[.D66])" office:value-type="string" office:string-value="0xFFE00EADEB">
            <text:p>0xFFE00EADEB</text:p>
          </table:table-cell>
          <table:table-cell table:formula="of:=ROUND([.B66])" office:value-type="float" office:value="-8177">
            <text:p>-8177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table:formula="of:=45*4096*SIN(RADIANS([.A67]))*EXP(-[.A67]/FACTOR)" office:value-type="float" office:value="-7898.50402413285">
            <text:p>-7898,5040241329</text:p>
          </table:table-cell>
          <table:table-cell/>
          <table:table-cell table:formula="of:=DEC2HEX(ROUND([.B67]*2^16))" office:value-type="string" office:string-value="FFE1257EF8">
            <text:p>FFE1257EF8</text:p>
          </table:table-cell>
          <table:table-cell/>
          <table:table-cell table:formula="of:=CONCATENATE(HEX;[.D67])" office:value-type="string" office:string-value="0xFFE1257EF8">
            <text:p>0xFFE1257EF8</text:p>
          </table:table-cell>
          <table:table-cell table:formula="of:=ROUND([.B67])" office:value-type="float" office:value="-7899">
            <text:p>-7899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table:formula="of:=45*4096*SIN(RADIANS([.A68]))*EXP(-[.A68]/FACTOR)" office:value-type="float" office:value="-7399.14568847035">
            <text:p>-7399,1456884704</text:p>
          </table:table-cell>
          <table:table-cell/>
          <table:table-cell table:formula="of:=DEC2HEX(ROUND([.B68]*2^16))" office:value-type="string" office:string-value="FFE318DAB4">
            <text:p>FFE318DAB4</text:p>
          </table:table-cell>
          <table:table-cell/>
          <table:table-cell table:formula="of:=CONCATENATE(HEX;[.D68])" office:value-type="string" office:string-value="0xFFE318DAB4">
            <text:p>0xFFE318DAB4</text:p>
          </table:table-cell>
          <table:table-cell table:formula="of:=ROUND([.B68])" office:value-type="float" office:value="-7399">
            <text:p>-7399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table:formula="of:=45*4096*SIN(RADIANS([.A69]))*EXP(-[.A69]/FACTOR)" office:value-type="float" office:value="-6715.85347146947">
            <text:p>-6715,8534714695</text:p>
          </table:table-cell>
          <table:table-cell/>
          <table:table-cell table:formula="of:=DEC2HEX(ROUND([.B69]*2^16))" office:value-type="string" office:string-value="FFE5C42583">
            <text:p>FFE5C42583</text:p>
          </table:table-cell>
          <table:table-cell/>
          <table:table-cell table:formula="of:=CONCATENATE(HEX;[.D69])" office:value-type="string" office:string-value="0xFFE5C42583">
            <text:p>0xFFE5C42583</text:p>
          </table:table-cell>
          <table:table-cell table:formula="of:=ROUND([.B69])" office:value-type="float" office:value="-6716">
            <text:p>-6716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table:formula="of:=45*4096*SIN(RADIANS([.A70]))*EXP(-[.A70]/FACTOR)" office:value-type="float" office:value="-5887.50519241875">
            <text:p>-5887,5051924188</text:p>
          </table:table-cell>
          <table:table-cell/>
          <table:table-cell table:formula="of:=DEC2HEX(ROUND([.B70]*2^16))" office:value-type="string" office:string-value="FFE9007EAC">
            <text:p>FFE9007EAC</text:p>
          </table:table-cell>
          <table:table-cell/>
          <table:table-cell table:formula="of:=CONCATENATE(HEX;[.D70])" office:value-type="string" office:string-value="0xFFE9007EAC">
            <text:p>0xFFE9007EAC</text:p>
          </table:table-cell>
          <table:table-cell table:formula="of:=ROUND([.B70])" office:value-type="float" office:value="-5888">
            <text:p>-5888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table:formula="of:=45*4096*SIN(RADIANS([.A71]))*EXP(-[.A71]/FACTOR)" office:value-type="float" office:value="-4953.81648372404">
            <text:p>-4953,816483724</text:p>
          </table:table-cell>
          <table:table-cell/>
          <table:table-cell table:formula="of:=DEC2HEX(ROUND([.B71]*2^16))" office:value-type="string" office:string-value="FFECA62EFB">
            <text:p>FFECA62EFB</text:p>
          </table:table-cell>
          <table:table-cell/>
          <table:table-cell table:formula="of:=CONCATENATE(HEX;[.D71])" office:value-type="string" office:string-value="0xFFECA62EFB">
            <text:p>0xFFECA62EFB</text:p>
          </table:table-cell>
          <table:table-cell table:formula="of:=ROUND([.B71])" office:value-type="float" office:value="-4954">
            <text:p>-4954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table:formula="of:=45*4096*SIN(RADIANS([.A72]))*EXP(-[.A72]/FACTOR)" office:value-type="float" office:value="-3954.01871005684">
            <text:p>-3954,0187100569</text:p>
          </table:table-cell>
          <table:table-cell/>
          <table:table-cell table:formula="of:=DEC2HEX(ROUND([.B72]*2^16))" office:value-type="string" office:string-value="FFF08DFB36">
            <text:p>FFF08DFB36</text:p>
          </table:table-cell>
          <table:table-cell/>
          <table:table-cell table:formula="of:=CONCATENATE(HEX;[.D72])" office:value-type="string" office:string-value="0xFFF08DFB36">
            <text:p>0xFFF08DFB36</text:p>
          </table:table-cell>
          <table:table-cell table:formula="of:=ROUND([.B72])" office:value-type="float" office:value="-3954">
            <text:p>-3954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table:formula="of:=45*4096*SIN(RADIANS([.A73]))*EXP(-[.A73]/FACTOR)" office:value-type="float" office:value="-2925.67784860274">
            <text:p>-2925,6778486027</text:p>
          </table:table-cell>
          <table:table-cell/>
          <table:table-cell table:formula="of:=DEC2HEX(ROUND([.B73]*2^16))" office:value-type="string" office:string-value="FFF4925279">
            <text:p>FFF4925279</text:p>
          </table:table-cell>
          <table:table-cell/>
          <table:table-cell table:formula="of:=CONCATENATE(HEX;[.D73])" office:value-type="string" office:string-value="0xFFF4925279">
            <text:p>0xFFF4925279</text:p>
          </table:table-cell>
          <table:table-cell table:formula="of:=ROUND([.B73])" office:value-type="float" office:value="-2926">
            <text:p>-2926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table:formula="of:=45*4096*SIN(RADIANS([.A74]))*EXP(-[.A74]/FACTOR)" office:value-type="float" office:value="-1903.6778630237">
            <text:p>-1903,6778630237</text:p>
          </table:table-cell>
          <table:table-cell/>
          <table:table-cell table:formula="of:=DEC2HEX(ROUND([.B74]*2^16))" office:value-type="string" office:string-value="FFF8905278">
            <text:p>FFF8905278</text:p>
          </table:table-cell>
          <table:table-cell/>
          <table:table-cell table:formula="of:=CONCATENATE(HEX;[.D74])" office:value-type="string" office:string-value="0xFFF8905278">
            <text:p>0xFFF8905278</text:p>
          </table:table-cell>
          <table:table-cell table:formula="of:=ROUND([.B74])" office:value-type="float" office:value="-1904">
            <text:p>-1904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table:formula="of:=45*4096*SIN(RADIANS([.A75]))*EXP(-[.A75]/FACTOR)" office:value-type="float" office:value="-919.38471876365">
            <text:p>-919,3847187637</text:p>
          </table:table-cell>
          <table:table-cell/>
          <table:table-cell table:formula="of:=DEC2HEX(ROUND([.B75]*2^16))" office:value-type="string" office:string-value="FFFC689D83">
            <text:p>FFFC689D83</text:p>
          </table:table-cell>
          <table:table-cell/>
          <table:table-cell table:formula="of:=CONCATENATE(HEX;[.D75])" office:value-type="string" office:string-value="0xFFFC689D83">
            <text:p>0xFFFC689D83</text:p>
          </table:table-cell>
          <table:table-cell table:formula="of:=ROUND([.B75])" office:value-type="float" office:value="-919">
            <text:p>-919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table:formula="of:=45*4096*SIN(RADIANS([.A76]))*EXP(-[.A76]/FACTOR)" office:value-type="float" office:value="-0.00000000000246707964414204">
            <text:p>-2,46707964414204E-012</text:p>
          </table:table-cell>
          <table:table-cell/>
          <table:table-cell table:formula="of:=DEC2HEX(ROUND([.B76]*2^16))" office:value-type="string" office:string-value="0">
            <text:p>0</text:p>
          </table:table-cell>
          <table:table-cell/>
          <table:table-cell table:formula="of:=CONCATENATE(HEX;[.D76])" office:value-type="string" office:string-value="0x0">
            <text:p>0x0</text:p>
          </table:table-cell>
          <table:table-cell table:formula="of:=ROUND([.B76])" office:value-type="float" office:value="-0">
            <text:p>-0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table:formula="of:=45*4096*SIN(RADIANS([.A77]))*EXP(-[.A77]/FACTOR)" office:value-type="float" office:value="831.893695107814">
            <text:p>831,8936951078</text:p>
          </table:table-cell>
          <table:table-cell/>
          <table:table-cell table:formula="of:=DEC2HEX(ROUND([.B77]*2^16))" office:value-type="string" office:string-value="33FE4C9">
            <text:p>33FE4C9</text:p>
          </table:table-cell>
          <table:table-cell/>
          <table:table-cell table:formula="of:=CONCATENATE(HEX;[.D77])" office:value-type="string" office:string-value="0x33FE4C9">
            <text:p>0x33FE4C9</text:p>
          </table:table-cell>
          <table:table-cell/>
        </table:table-row>
        <table:table-row table:style-name="ro2">
          <table:table-cell office:value-type="float" office:value="740">
            <text:p>740</text:p>
          </table:table-cell>
          <table:table-cell table:formula="of:=45*4096*SIN(RADIANS([.A78]))*EXP(-[.A78]/FACTOR)" office:value-type="float" office:value="1558.59961041127">
            <text:p>1558,5996104113</text:p>
          </table:table-cell>
          <table:table-cell/>
          <table:table-cell table:formula="of:=DEC2HEX(ROUND([.B78]*2^16))" office:value-type="string" office:string-value="6169980">
            <text:p>6169980</text:p>
          </table:table-cell>
          <table:table-cell/>
          <table:table-cell table:formula="of:=CONCATENATE(HEX;[.D78])" office:value-type="string" office:string-value="0x6169980">
            <text:p>0x6169980</text:p>
          </table:table-cell>
          <table:table-cell/>
        </table:table-row>
        <table:table-row table:style-name="ro2">
          <table:table-cell office:value-type="float" office:value="750">
            <text:p>750</text:p>
          </table:table-cell>
          <table:table-cell table:formula="of:=45*4096*SIN(RADIANS([.A79]))*EXP(-[.A79]/FACTOR)" office:value-type="float" office:value="2167.3954580898">
            <text:p>2167,3954580898</text:p>
          </table:table-cell>
          <table:table-cell/>
          <table:table-cell table:formula="of:=DEC2HEX(ROUND([.B79]*2^16))" office:value-type="string" office:string-value="877653D">
            <text:p>877653D</text:p>
          </table:table-cell>
          <table:table-cell/>
          <table:table-cell table:formula="of:=CONCATENATE(HEX;[.D79])" office:value-type="string" office:string-value="0x877653D">
            <text:p>0x877653D</text:p>
          </table:table-cell>
          <table:table-cell/>
        </table:table-row>
        <table:table-row table:style-name="ro2">
          <table:table-cell office:value-type="float" office:value="760">
            <text:p>760</text:p>
          </table:table-cell>
          <table:table-cell table:formula="of:=45*4096*SIN(RADIANS([.A80]))*EXP(-[.A80]/FACTOR)" office:value-type="float" office:value="2650.45800375108">
            <text:p>2650,4580037511</text:p>
          </table:table-cell>
          <table:table-cell/>
          <table:table-cell table:formula="of:=DEC2HEX(ROUND([.B80]*2^16))" office:value-type="string" office:string-value="A5A7540">
            <text:p>A5A7540</text:p>
          </table:table-cell>
          <table:table-cell/>
          <table:table-cell table:formula="of:=CONCATENATE(HEX;[.D80])" office:value-type="string" office:string-value="0xA5A7540">
            <text:p>0xA5A7540</text:p>
          </table:table-cell>
          <table:table-cell/>
        </table:table-row>
        <table:table-row table:style-name="ro2">
          <table:table-cell office:value-type="float" office:value="770">
            <text:p>770</text:p>
          </table:table-cell>
          <table:table-cell table:formula="of:=45*4096*SIN(RADIANS([.A81]))*EXP(-[.A81]/FACTOR)" office:value-type="float" office:value="3004.64157996846">
            <text:p>3004,6415799685</text:p>
          </table:table-cell>
          <table:table-cell/>
          <table:table-cell table:formula="of:=DEC2HEX(ROUND([.B81]*2^16))" office:value-type="string" office:string-value="BBCA43F">
            <text:p>BBCA43F</text:p>
          </table:table-cell>
          <table:table-cell/>
          <table:table-cell table:formula="of:=CONCATENATE(HEX;[.D81])" office:value-type="string" office:string-value="0xBBCA43F">
            <text:p>0xBBCA43F</text:p>
          </table:table-cell>
          <table:table-cell/>
        </table:table-row>
        <table:table-row table:style-name="ro2">
          <table:table-cell office:value-type="float" office:value="780">
            <text:p>780</text:p>
          </table:table-cell>
          <table:table-cell table:formula="of:=45*4096*SIN(RADIANS([.A82]))*EXP(-[.A82]/FACTOR)" office:value-type="float" office:value="3231.1313571634">
            <text:p>3231,1313571634</text:p>
          </table:table-cell>
          <table:table-cell/>
          <table:table-cell table:formula="of:=DEC2HEX(ROUND([.B82]*2^16))" office:value-type="string" office:string-value="C9F21A1">
            <text:p>C9F21A1</text:p>
          </table:table-cell>
          <table:table-cell/>
          <table:table-cell table:formula="of:=CONCATENATE(HEX;[.D82])" office:value-type="string" office:string-value="0xC9F21A1">
            <text:p>0xC9F21A1</text:p>
          </table:table-cell>
          <table:table-cell/>
        </table:table-row>
        <table:table-row table:style-name="ro2">
          <table:table-cell office:value-type="float" office:value="790">
            <text:p>790</text:p>
          </table:table-cell>
          <table:table-cell table:formula="of:=45*4096*SIN(RADIANS([.A83]))*EXP(-[.A83]/FACTOR)" office:value-type="float" office:value="3334.99413634826">
            <text:p>3334,9941363483</text:p>
          </table:table-cell>
          <table:table-cell/>
          <table:table-cell table:formula="of:=DEC2HEX(ROUND([.B83]*2^16))" office:value-type="string" office:string-value="D06FE80">
            <text:p>D06FE80</text:p>
          </table:table-cell>
          <table:table-cell/>
          <table:table-cell table:formula="of:=CONCATENATE(HEX;[.D83])" office:value-type="string" office:string-value="0xD06FE80">
            <text:p>0xD06FE80</text:p>
          </table:table-cell>
          <table:table-cell/>
        </table:table-row>
        <table:table-row table:style-name="ro2">
          <table:table-cell office:value-type="float" office:value="800">
            <text:p>800</text:p>
          </table:table-cell>
          <table:table-cell table:formula="of:=45*4096*SIN(RADIANS([.A84]))*EXP(-[.A84]/FACTOR)" office:value-type="float" office:value="3324.65046755279">
            <text:p>3324,6504675528</text:p>
          </table:table-cell>
          <table:table-cell/>
          <table:table-cell table:formula="of:=DEC2HEX(ROUND([.B84]*2^16))" office:value-type="string" office:string-value="CFCA685">
            <text:p>CFCA685</text:p>
          </table:table-cell>
          <table:table-cell/>
          <table:table-cell table:formula="of:=CONCATENATE(HEX;[.D84])" office:value-type="string" office:string-value="0xCFCA685">
            <text:p>0xCFCA685</text:p>
          </table:table-cell>
          <table:table-cell/>
        </table:table-row>
        <table:table-row table:style-name="ro2">
          <table:table-cell office:value-type="float" office:value="810">
            <text:p>810</text:p>
          </table:table-cell>
          <table:table-cell table:formula="of:=45*4096*SIN(RADIANS([.A85]))*EXP(-[.A85]/FACTOR)" office:value-type="float" office:value="3211.29209355144">
            <text:p>3211,2920935515</text:p>
          </table:table-cell>
          <table:table-cell/>
          <table:table-cell table:formula="of:=DEC2HEX(ROUND([.B85]*2^16))" office:value-type="string" office:string-value="C8B4AC7">
            <text:p>C8B4AC7</text:p>
          </table:table-cell>
          <table:table-cell/>
          <table:table-cell table:formula="of:=CONCATENATE(HEX;[.D85])" office:value-type="string" office:string-value="0xC8B4AC7">
            <text:p>0xC8B4AC7</text:p>
          </table:table-cell>
          <table:table-cell/>
        </table:table-row>
        <table:table-row table:style-name="ro2">
          <table:table-cell office:value-type="float" office:value="820">
            <text:p>820</text:p>
          </table:table-cell>
          <table:table-cell table:formula="of:=45*4096*SIN(RADIANS([.A86]))*EXP(-[.A86]/FACTOR)" office:value-type="float" office:value="3008.26814493251">
            <text:p>3008,2681449325</text:p>
          </table:table-cell>
          <table:table-cell/>
          <table:table-cell table:formula="of:=DEC2HEX(ROUND([.B86]*2^16))" office:value-type="string" office:string-value="BC044A5">
            <text:p>BC044A5</text:p>
          </table:table-cell>
          <table:table-cell/>
          <table:table-cell table:formula="of:=CONCATENATE(HEX;[.D86])" office:value-type="string" office:string-value="0xBC044A5">
            <text:p>0xBC044A5</text:p>
          </table:table-cell>
          <table:table-cell/>
        </table:table-row>
        <table:table-row table:style-name="ro2">
          <table:table-cell office:value-type="float" office:value="830">
            <text:p>830</text:p>
          </table:table-cell>
          <table:table-cell table:formula="of:=45*4096*SIN(RADIANS([.A87]))*EXP(-[.A87]/FACTOR)" office:value-type="float" office:value="2730.46226076306">
            <text:p>2730,4622607631</text:p>
          </table:table-cell>
          <table:table-cell/>
          <table:table-cell table:formula="of:=DEC2HEX(ROUND([.B87]*2^16))" office:value-type="string" office:string-value="AAA7657">
            <text:p>AAA7657</text:p>
          </table:table-cell>
          <table:table-cell/>
          <table:table-cell table:formula="of:=CONCATENATE(HEX;[.D87])" office:value-type="string" office:string-value="0xAAA7657">
            <text:p>0xAAA7657</text:p>
          </table:table-cell>
          <table:table-cell/>
        </table:table-row>
        <table:table-row table:style-name="ro2">
          <table:table-cell office:value-type="float" office:value="840">
            <text:p>840</text:p>
          </table:table-cell>
          <table:table-cell table:formula="of:=45*4096*SIN(RADIANS([.A88]))*EXP(-[.A88]/FACTOR)" office:value-type="float" office:value="2393.6809828027">
            <text:p>2393,6809828027</text:p>
          </table:table-cell>
          <table:table-cell/>
          <table:table-cell table:formula="of:=DEC2HEX(ROUND([.B88]*2^16))" office:value-type="string" office:string-value="959AE55">
            <text:p>959AE55</text:p>
          </table:table-cell>
          <table:table-cell/>
          <table:table-cell table:formula="of:=CONCATENATE(HEX;[.D88])" office:value-type="string" office:string-value="0x959AE55">
            <text:p>0x959AE55</text:p>
          </table:table-cell>
          <table:table-cell/>
        </table:table-row>
        <table:table-row table:style-name="ro2">
          <table:table-cell office:value-type="float" office:value="850">
            <text:p>850</text:p>
          </table:table-cell>
          <table:table-cell table:formula="of:=45*4096*SIN(RADIANS([.A89]))*EXP(-[.A89]/FACTOR)" office:value-type="float" office:value="2014.07148220505">
            <text:p>2014,0714822051</text:p>
          </table:table-cell>
          <table:table-cell/>
          <table:table-cell table:formula="of:=DEC2HEX(ROUND([.B89]*2^16))" office:value-type="string" office:string-value="7DE124D">
            <text:p>7DE124D</text:p>
          </table:table-cell>
          <table:table-cell/>
          <table:table-cell table:formula="of:=CONCATENATE(HEX;[.D89])" office:value-type="string" office:string-value="0x7DE124D">
            <text:p>0x7DE124D</text:p>
          </table:table-cell>
          <table:table-cell/>
        </table:table-row>
        <table:table-row table:style-name="ro2">
          <table:table-cell office:value-type="float" office:value="860">
            <text:p>860</text:p>
          </table:table-cell>
          <table:table-cell table:formula="of:=45*4096*SIN(RADIANS([.A90]))*EXP(-[.A90]/FACTOR)" office:value-type="float" office:value="1607.58404155577">
            <text:p>1607,5840415558</text:p>
          </table:table-cell>
          <table:table-cell/>
          <table:table-cell table:formula="of:=DEC2HEX(ROUND([.B90]*2^16))" office:value-type="string" office:string-value="6479584">
            <text:p>6479584</text:p>
          </table:table-cell>
          <table:table-cell/>
          <table:table-cell table:formula="of:=CONCATENATE(HEX;[.D90])" office:value-type="string" office:string-value="0x6479584">
            <text:p>0x6479584</text:p>
          </table:table-cell>
          <table:table-cell/>
        </table:table-row>
        <table:table-row table:style-name="ro2">
          <table:table-cell office:value-type="float" office:value="870">
            <text:p>870</text:p>
          </table:table-cell>
          <table:table-cell table:formula="of:=45*4096*SIN(RADIANS([.A91]))*EXP(-[.A91]/FACTOR)" office:value-type="float" office:value="1189.49184741703">
            <text:p>1189,491847417</text:p>
          </table:table-cell>
          <table:table-cell/>
          <table:table-cell table:formula="of:=DEC2HEX(ROUND([.B91]*2^16))" office:value-type="string" office:string-value="4A57DEA">
            <text:p>4A57DEA</text:p>
          </table:table-cell>
          <table:table-cell/>
          <table:table-cell table:formula="of:=CONCATENATE(HEX;[.D91])" office:value-type="string" office:string-value="0x4A57DEA">
            <text:p>0x4A57DEA</text:p>
          </table:table-cell>
          <table:table-cell/>
        </table:table-row>
        <table:table-row table:style-name="ro2">
          <table:table-cell office:value-type="float" office:value="880">
            <text:p>880</text:p>
          </table:table-cell>
          <table:table-cell table:formula="of:=45*4096*SIN(RADIANS([.A92]))*EXP(-[.A92]/FACTOR)" office:value-type="float" office:value="773.977661025255">
            <text:p>773,9776610253</text:p>
          </table:table-cell>
          <table:table-cell/>
          <table:table-cell table:formula="of:=DEC2HEX(ROUND([.B92]*2^16))" office:value-type="string" office:string-value="305FA48">
            <text:p>305FA48</text:p>
          </table:table-cell>
          <table:table-cell/>
          <table:table-cell table:formula="of:=CONCATENATE(HEX;[.D92])" office:value-type="string" office:string-value="0x305FA48">
            <text:p>0x305FA48</text:p>
          </table:table-cell>
          <table:table-cell/>
        </table:table-row>
        <table:table-row table:style-name="ro2">
          <table:table-cell office:value-type="float" office:value="890">
            <text:p>890</text:p>
          </table:table-cell>
          <table:table-cell table:formula="of:=45*4096*SIN(RADIANS([.A93]))*EXP(-[.A93]/FACTOR)" office:value-type="float" office:value="373.793932278444">
            <text:p>373,7939322784</text:p>
          </table:table-cell>
          <table:table-cell/>
          <table:table-cell table:formula="of:=DEC2HEX(ROUND([.B93]*2^16))" office:value-type="string" office:string-value="175CB3F">
            <text:p>175CB3F</text:p>
          </table:table-cell>
          <table:table-cell/>
          <table:table-cell table:formula="of:=CONCATENATE(HEX;[.D93])" office:value-type="string" office:string-value="0x175CB3F">
            <text:p>0x175CB3F</text:p>
          </table:table-cell>
          <table:table-cell/>
        </table:table-row>
        <table:table-row table:style-name="ro2">
          <table:table-cell office:value-type="float" office:value="900">
            <text:p>900</text:p>
          </table:table-cell>
          <table:table-cell table:formula="of:=45*4096*SIN(RADIANS([.A94]))*EXP(-[.A94]/FACTOR)" office:value-type="float" office:value="0.00000000000125379966433973">
            <text:p>1,25379966433973E-012</text:p>
          </table:table-cell>
          <table:table-cell/>
          <table:table-cell table:formula="of:=DEC2HEX(ROUND([.B94]*2^16))" office:value-type="string" office:string-value="0">
            <text:p>0</text:p>
          </table:table-cell>
          <table:table-cell/>
          <table:table-cell table:formula="of:=CONCATENATE(HEX;[.D94])" office:value-type="string" office:string-value="0x0">
            <text:p>0x0</text:p>
          </table:table-cell>
          <table:table-cell/>
        </table:table-row>
        <table:named-expressions/>
      </table:table>
      <table:table table:name="Full2" table:style-name="ta1">
        <table:table-column table:style-name="co1" table:default-cell-style-name="Default"/>
        <table:table-row table:style-name="ro1">
          <table:table-cell/>
        </table:table-row>
      </table:table>
      <table:table table:name="Full3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FACTOR" table:base-cell-address="$Full1.$C$4" table:cell-range-address="$Full1.$C$4"/>
        <table:named-range table:name="HEX" table:base-cell-address="$Full1.$E$4" table:cell-range-address="$Full1.$E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a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21/01/2017</text:date>, <text:time>19:34:56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01:08:10</meta:creation-date>
    <dc:date>2017-01-21T19:34:56.95</dc:date>
    <meta:editing-duration>PT25M6S</meta:editing-duration>
    <meta:editing-cycles>5</meta:editing-cycles>
    <meta:generator>OpenOffice/4.1.3$Win32 OpenOffice.org_project/413m1$Build-9783</meta:generator>
    <dc:creator>Xavier Del Campo Romero</dc:creator>
    <meta:document-statistic meta:table-count="3" meta:cell-count="4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18cm" svg:y="4.188cm" style:legend-expansion="high" chart:style-name="ch2"/>
        <chart:plot-area chart:style-name="ch3" table:cell-range-address="Full1.A3:Full1.B104" chart:data-source-has-labels="both" svg:x="0.77cm" svg:y="0.855cm" svg:width="13.008cm" svg:height="7.545cm">
          <chartooo:coordinate-region svg:x="2.132cm" svg:y="1.068cm" svg:width="11.646cm" svg:height="7.12cm"/>
          <chart:axis chart:dimension="x" chart:name="primary-x" chart:style-name="ch4" chartooo:axis-type="auto">
            <chartooo:date-scale/>
            <chart:categories table:cell-range-address="Full1.A4:Full1.A10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ull1.B4:Full1.B104" chart:label-cell-address="Full1.B3:Full1.B3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Full1.B3:Full1.B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ull1.A4:Full1.A104</svg:desc>
                </draw:g>
              </table:table-cell>
              <table:table-cell office:value-type="float" office:value="0">
                <text:p>0</text:p>
                <draw:g>
                  <svg:desc>Full1.B4:Full1.B10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445.8404857735">
                <text:p>30445.84048577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7041.993945657">
                <text:p>57041.9939456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9322.8471073333">
                <text:p>79322.84710733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7002.0834044048">
                <text:p>97002.08340440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964.576962909">
                <text:p>109964.57696290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8253.702927786">
                <text:p>118253.7029277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2054.897270365">
                <text:p>122054.89727036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1676.337254781">
                <text:p>121676.33725478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7527.620906925">
                <text:p>117527.6209069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0097.302837688">
                <text:p>110097.30283768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9930.0979590216">
                <text:p>99930.097959021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7604.4977919867">
                <text:p>87604.497791986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3711.4602920665">
                <text:p>73711.46029206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8834.7376407736">
                <text:p>58834.737640773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3533.3015006119">
                <text:p>43533.301500611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8326.2158923718">
                <text:p>28326.215892371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3680.1979671508">
                <text:p>13680.197967150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0000000917737081218207">
                <text:p>0.0000000000091773708121820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12378.3550068175">
                <text:p>-12378.355006817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23191.5440694111">
                <text:p>-23191.544069411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32250.2629580841">
                <text:p>-32250.262958084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39438.1040438581">
                <text:p>-39438.104043858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44708.2606393287">
                <text:p>-44708.260639328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48078.3677624157">
                <text:p>-48078.367762415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49623.8180528861">
                <text:p>-49623.818052886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49469.9070361585">
                <text:p>-49469.907036158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47783.1648422507">
                <text:p>-47783.164842250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44762.2229530766">
                <text:p>-44762.222953076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40628.5459250442">
                <text:p>-40628.545925044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35617.3308590341">
                <text:p>-35617.330859034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29968.8433299282">
                <text:p>-29968.843329928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23920.4192635367">
                <text:p>-23920.419263536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-17699.3195784887">
                <text:p>-17699.319578488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-11516.5799571004">
                <text:p>-11516.579957100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5561.95343268852">
                <text:p>-5561.9534326885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0000000000746248105684435">
                <text:p>-0.0000000000074624810568443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5032.66358327011">
                <text:p>5032.6635832701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9428.97818115958">
                <text:p>9428.9781811595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3111.9784374131">
                <text:p>13111.978437413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6034.3365419257">
                <text:p>16034.336541925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8177.0223157259">
                <text:p>18177.022315725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9547.2056220488">
                <text:p>19547.205622048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0175.5388207913">
                <text:p>20175.5388207913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0112.96327109">
                <text:p>20112.9632710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9427.1850712428">
                <text:p>19427.185071242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8198.9617552652">
                <text:p>18198.961755265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6518.3340925005">
                <text:p>16518.334092500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4480.9260882258">
                <text:p>14480.9260882258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2184.4224354682">
                <text:p>12184.422435468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725.3167208286">
                <text:p>9725.316720828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7196.00633866627">
                <text:p>7196.0063386662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4682.2919945337">
                <text:p>4682.2919945337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261.32151462123">
                <text:p>2261.32151462123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0000000000455102757615281">
                <text:p>0.0000000000045510275761528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-2046.12832063903">
                <text:p>-2046.12832063903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-3833.53645081557">
                <text:p>-3833.5364508155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-5330.9326118251">
                <text:p>-5330.932611825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-6519.074752017">
                <text:p>-6519.074752017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-7390.22577800195">
                <text:p>-7390.2257780019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-7947.30073863589">
                <text:p>-7947.30073863589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-8202.76195345236">
                <text:p>-8202.76195345236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-8177.32063350224">
                <text:p>-8177.32063350224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-7898.50402413285">
                <text:p>-7898.5040241328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-7399.14568847035">
                <text:p>-7399.1456884703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-6715.85347146947">
                <text:p>-6715.85347146947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-5887.50519241875">
                <text:p>-5887.50519241875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-4953.81648372404">
                <text:p>-4953.81648372404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-3954.01871005684">
                <text:p>-3954.01871005684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-2925.67784860274">
                <text:p>-2925.6778486027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-1903.6778630237">
                <text:p>-1903.6778630237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-919.38471876365">
                <text:p>-919.3847187636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-0.00000000000246707964414204">
                <text:p>-0.00000000000246707964414204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831.893695107814">
                <text:p>831.89369510781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558.59961041127">
                <text:p>1558.5996104112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167.3954580898">
                <text:p>2167.395458089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2650.45800375108">
                <text:p>2650.45800375108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3004.64157996846">
                <text:p>3004.6415799684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3231.1313571634">
                <text:p>3231.1313571634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3334.99413634826">
                <text:p>3334.9941363482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324.65046755279">
                <text:p>3324.65046755279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3211.29209355144">
                <text:p>3211.29209355144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3008.26814493251">
                <text:p>3008.26814493251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2730.46226076306">
                <text:p>2730.46226076306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2393.6809828027">
                <text:p>2393.6809828027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014.07148220505">
                <text:p>2014.07148220505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607.58404155577">
                <text:p>1607.58404155577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189.49184741703">
                <text:p>1189.4918474170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773.977661025255">
                <text:p>773.977661025255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373.793932278444">
                <text:p>373.79393227844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0000000125379966433973">
                <text:p>0.00000000000125379966433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